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51.14pt"/>
    </style:style>
    <style:style style:name="co12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60.4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8" calcext:value-type="float">
            <text:p>1008</text:p>
          </table:table-cell>
          <table:table-cell office:value-type="float" office:value="1000" calcext:value-type="float">
            <text:p>1000</text:p>
          </table:table-cell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603652" calcext:value-type="float">
            <text:p>0.060365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03652" calcext:value-type="float">
            <text:p>6.03652E-05</text:p>
          </table:table-cell>
          <table:table-cell office:value-type="float" office:value="0.00004991" calcext:value-type="float">
            <text:p>4.991E-05</text:p>
          </table:table-cell>
          <table:table-cell office:value-type="float" office:value="0.000129996" calcext:value-type="float">
            <text:p>0.000129996</text:p>
          </table:table-cell>
          <table:table-cell office:value-type="float" office:value="2601" calcext:value-type="float">
            <text:p>2601</text:p>
          </table:table-cell>
          <table:table-cell office:value-type="float" office:value="1000" calcext:value-type="float">
            <text:p>1000</text:p>
          </table:table-cell>
          <table:table-cell office:value-type="float" office:value="2.601" calcext:value-type="float">
            <text:p>2.6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LOG([.O2])/LOG(2)" office:value-type="float" office:value="1.3790663992809" calcext:value-type="float">
            <text:p>1.3790663992809</text:p>
          </table:table-cell>
          <table:table-cell table:formula="of:=LOG([.Q2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89" calcext:value-type="float">
            <text:p>1989</text:p>
          </table:table-cell>
          <table:table-cell office:value-type="float" office:value="1000" calcext:value-type="float">
            <text:p>1000</text:p>
          </table:table-cell>
          <table:table-cell office:value-type="float" office:value="1.989" calcext:value-type="float">
            <text:p>1.98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660141" calcext:value-type="float">
            <text:p>0.0660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60141" calcext:value-type="float">
            <text:p>6.60141E-05</text:p>
          </table:table-cell>
          <table:table-cell office:value-type="float" office:value="0.000050252" calcext:value-type="float">
            <text:p>5.0252E-05</text:p>
          </table:table-cell>
          <table:table-cell office:value-type="float" office:value="0.000223421" calcext:value-type="float">
            <text:p>0.000223421</text:p>
          </table:table-cell>
          <table:table-cell office:value-type="float" office:value="4022" calcext:value-type="float">
            <text:p>4022</text:p>
          </table:table-cell>
          <table:table-cell office:value-type="float" office:value="1000" calcext:value-type="float">
            <text:p>1000</text:p>
          </table:table-cell>
          <table:table-cell office:value-type="float" office:value="4.022" calcext:value-type="float">
            <text:p>4.02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LOG([.O3])/LOG(2)" office:value-type="float" office:value="2.00791308164326" calcext:value-type="float">
            <text:p>2.00791308164326</text:p>
          </table:table-cell>
          <table:table-cell table:formula="of:=LOG([.Q3])/LOG(2)" office:value-type="float" office:value="4.24792751344359" calcext:value-type="float">
            <text:p>4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40" calcext:value-type="float">
            <text:p>3040</text:p>
          </table:table-cell>
          <table:table-cell office:value-type="float" office:value="1000" calcext:value-type="float">
            <text:p>1000</text:p>
          </table:table-cell>
          <table:table-cell office:value-type="float" office:value="3.04" calcext:value-type="float">
            <text:p>3.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76141" calcext:value-type="float">
            <text:p>0.076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141" calcext:value-type="float">
            <text:p>7.6141E-05</text:p>
          </table:table-cell>
          <table:table-cell office:value-type="float" office:value="0.00005011" calcext:value-type="float">
            <text:p>5.011E-05</text:p>
          </table:table-cell>
          <table:table-cell office:value-type="float" office:value="0.00022343" calcext:value-type="float">
            <text:p>0.00022343</text:p>
          </table:table-cell>
          <table:table-cell office:value-type="float" office:value="5749" calcext:value-type="float">
            <text:p>5749</text:p>
          </table:table-cell>
          <table:table-cell office:value-type="float" office:value="1000" calcext:value-type="float">
            <text:p>1000</text:p>
          </table:table-cell>
          <table:table-cell office:value-type="float" office:value="5.749" calcext:value-type="float">
            <text:p>5.74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LOG([.O4])/LOG(2)" office:value-type="float" office:value="2.52331103075142" calcext:value-type="float">
            <text:p>2.52331103075142</text:p>
          </table:table-cell>
          <table:table-cell table:formula="of:=LOG([.Q4])/LOG(2)" office:value-type="float" office:value="4.85798099512757" calcext:value-type="float">
            <text:p>4.85798099512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969" calcext:value-type="float">
            <text:p>3969</text:p>
          </table:table-cell>
          <table:table-cell office:value-type="float" office:value="1000" calcext:value-type="float">
            <text:p>1000</text:p>
          </table:table-cell>
          <table:table-cell office:value-type="float" office:value="3.969" calcext:value-type="float">
            <text:p>3.9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894141" calcext:value-type="float">
            <text:p>0.08941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94141" calcext:value-type="float">
            <text:p>8.94141E-05</text:p>
          </table:table-cell>
          <table:table-cell office:value-type="float" office:value="0.000049892" calcext:value-type="float">
            <text:p>4.9892E-05</text:p>
          </table:table-cell>
          <table:table-cell office:value-type="float" office:value="0.000524152" calcext:value-type="float">
            <text:p>0.000524152</text:p>
          </table:table-cell>
          <table:table-cell office:value-type="float" office:value="7854" calcext:value-type="float">
            <text:p>7854</text:p>
          </table:table-cell>
          <table:table-cell office:value-type="float" office:value="1000" calcext:value-type="float">
            <text:p>1000</text:p>
          </table:table-cell>
          <table:table-cell office:value-type="float" office:value="7.854" calcext:value-type="float">
            <text:p>7.85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formula="of:=LOG([.O5])/LOG(2)" office:value-type="float" office:value="2.97342759800431" calcext:value-type="float">
            <text:p>2.97342759800431</text:p>
          </table:table-cell>
          <table:table-cell table:formula="of:=LOG([.Q5])/LOG(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987" calcext:value-type="float">
            <text:p>4987</text:p>
          </table:table-cell>
          <table:table-cell office:value-type="float" office:value="1000" calcext:value-type="float">
            <text:p>1000</text:p>
          </table:table-cell>
          <table:table-cell office:value-type="float" office:value="4.987" calcext:value-type="float">
            <text:p>4.98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106799" calcext:value-type="float">
            <text:p>0.10679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799" calcext:value-type="float">
            <text:p>0.000106799</text:p>
          </table:table-cell>
          <table:table-cell office:value-type="float" office:value="0.000049585" calcext:value-type="float">
            <text:p>4.9585E-05</text:p>
          </table:table-cell>
          <table:table-cell office:value-type="float" office:value="0.000261665" calcext:value-type="float">
            <text:p>0.000261665</text:p>
          </table:table-cell>
          <table:table-cell office:value-type="float" office:value="10579" calcext:value-type="float">
            <text:p>10579</text:p>
          </table:table-cell>
          <table:table-cell office:value-type="float" office:value="1000" calcext:value-type="float">
            <text:p>1000</text:p>
          </table:table-cell>
          <table:table-cell office:value-type="float" office:value="10.579" calcext:value-type="float">
            <text:p>10.57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LOG([.O6])/LOG(2)" office:value-type="float" office:value="3.40313135530476" calcext:value-type="float">
            <text:p>3.40313135530476</text:p>
          </table:table-cell>
          <table:table-cell table:formula="of:=LOG([.Q6])/LOG(2)" office:value-type="float" office:value="4.85798099512757" calcext:value-type="float">
            <text:p>4.857980995127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997" calcext:value-type="float">
            <text:p>5997</text:p>
          </table:table-cell>
          <table:table-cell office:value-type="float" office:value="1000" calcext:value-type="float">
            <text:p>1000</text:p>
          </table:table-cell>
          <table:table-cell office:value-type="float" office:value="5.997" calcext:value-type="float">
            <text:p>5.99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24922" calcext:value-type="float">
            <text:p>0.12492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922" calcext:value-type="float">
            <text:p>0.000124922</text:p>
          </table:table-cell>
          <table:table-cell office:value-type="float" office:value="0.000050001" calcext:value-type="float">
            <text:p>5.0001E-05</text:p>
          </table:table-cell>
          <table:table-cell office:value-type="float" office:value="0.000545535" calcext:value-type="float">
            <text:p>0.000545535</text:p>
          </table:table-cell>
          <table:table-cell office:value-type="float" office:value="13571" calcext:value-type="float">
            <text:p>13571</text:p>
          </table:table-cell>
          <table:table-cell office:value-type="float" office:value="1000" calcext:value-type="float">
            <text:p>1000</text:p>
          </table:table-cell>
          <table:table-cell office:value-type="float" office:value="13.571" calcext:value-type="float">
            <text:p>13.571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LOG([.O7])/LOG(2)" office:value-type="float" office:value="3.76245512676321" calcext:value-type="float">
            <text:p>3.76245512676321</text:p>
          </table:table-cell>
          <table:table-cell table:formula="of:=LOG([.Q7])/LOG(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047" calcext:value-type="float">
            <text:p>7047</text:p>
          </table:table-cell>
          <table:table-cell office:value-type="float" office:value="1000" calcext:value-type="float">
            <text:p>1000</text:p>
          </table:table-cell>
          <table:table-cell office:value-type="float" office:value="7.047" calcext:value-type="float">
            <text:p>7.04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161701" calcext:value-type="float">
            <text:p>0.1617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1701" calcext:value-type="float">
            <text:p>0.000161701</text:p>
          </table:table-cell>
          <table:table-cell office:value-type="float" office:value="0.000050334" calcext:value-type="float">
            <text:p>5.0334E-05</text:p>
          </table:table-cell>
          <table:table-cell office:value-type="float" office:value="0.000563573" calcext:value-type="float">
            <text:p>0.000563573</text:p>
          </table:table-cell>
          <table:table-cell office:value-type="float" office:value="19486" calcext:value-type="float">
            <text:p>19486</text:p>
          </table:table-cell>
          <table:table-cell office:value-type="float" office:value="1000" calcext:value-type="float">
            <text:p>1000</text:p>
          </table:table-cell>
          <table:table-cell office:value-type="float" office:value="19.486" calcext:value-type="float">
            <text:p>19.486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LOG([.O8])/LOG(2)" office:value-type="float" office:value="4.28436606581035" calcext:value-type="float">
            <text:p>4.28436606581035</text:p>
          </table:table-cell>
          <table:table-cell table:formula="of:=LOG([.Q8])/LOG(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993" calcext:value-type="float">
            <text:p>7993</text:p>
          </table:table-cell>
          <table:table-cell office:value-type="float" office:value="1000" calcext:value-type="float">
            <text:p>1000</text:p>
          </table:table-cell>
          <table:table-cell office:value-type="float" office:value="7.993" calcext:value-type="float">
            <text:p>7.99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12531" calcext:value-type="float">
            <text:p>0.212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2531" calcext:value-type="float">
            <text:p>0.000212531</text:p>
          </table:table-cell>
          <table:table-cell office:value-type="float" office:value="0.000050643" calcext:value-type="float">
            <text:p>5.0643E-05</text:p>
          </table:table-cell>
          <table:table-cell office:value-type="float" office:value="0.000562938" calcext:value-type="float">
            <text:p>0.000562938</text:p>
          </table:table-cell>
          <table:table-cell office:value-type="float" office:value="27546" calcext:value-type="float">
            <text:p>27546</text:p>
          </table:table-cell>
          <table:table-cell office:value-type="float" office:value="1000" calcext:value-type="float">
            <text:p>1000</text:p>
          </table:table-cell>
          <table:table-cell office:value-type="float" office:value="27.546" calcext:value-type="float">
            <text:p>27.546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LOG([.O9])/LOG(2)" office:value-type="float" office:value="4.78377093277144" calcext:value-type="float">
            <text:p>4.78377093277144</text:p>
          </table:table-cell>
          <table:table-cell table:formula="of:=LOG([.Q9])/LOG(2)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9029" calcext:value-type="float">
            <text:p>9029</text:p>
          </table:table-cell>
          <table:table-cell office:value-type="float" office:value="1000" calcext:value-type="float">
            <text:p>1000</text:p>
          </table:table-cell>
          <table:table-cell office:value-type="float" office:value="9.029" calcext:value-type="float">
            <text:p>9.02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19251" calcext:value-type="float">
            <text:p>0.31925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9251" calcext:value-type="float">
            <text:p>0.000319251</text:p>
          </table:table-cell>
          <table:table-cell office:value-type="float" office:value="0.000051088" calcext:value-type="float">
            <text:p>5.1088E-05</text:p>
          </table:table-cell>
          <table:table-cell office:value-type="float" office:value="0.000608821" calcext:value-type="float">
            <text:p>0.000608821</text:p>
          </table:table-cell>
          <table:table-cell office:value-type="float" office:value="44068" calcext:value-type="float">
            <text:p>44068</text:p>
          </table:table-cell>
          <table:table-cell office:value-type="float" office:value="1000" calcext:value-type="float">
            <text:p>1000</text:p>
          </table:table-cell>
          <table:table-cell office:value-type="float" office:value="44.068" calcext:value-type="float">
            <text:p>44.06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table:formula="of:=LOG([.O10])/LOG(2)" office:value-type="float" office:value="5.46165951713111" calcext:value-type="float">
            <text:p>5.46165951713111</text:p>
          </table:table-cell>
          <table:table-cell table:formula="of:=LOG([.Q10])/LOG(2)" office:value-type="float" office:value="6.24792751344359" calcext:value-type="float">
            <text:p>6.24792751344359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511" calcext:value-type="float">
            <text:p>4511</text:p>
          </table:table-cell>
          <table:table-cell office:value-type="float" office:value="1000" calcext:value-type="float">
            <text:p>1000</text:p>
          </table:table-cell>
          <table:table-cell office:value-type="float" office:value="4.511" calcext:value-type="float">
            <text:p>4.5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290543" calcext:value-type="float">
            <text:p>0.2905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90543" calcext:value-type="float">
            <text:p>0.000290543</text:p>
          </table:table-cell>
          <table:table-cell office:value-type="float" office:value="0.000168674" calcext:value-type="float">
            <text:p>0.000168674</text:p>
          </table:table-cell>
          <table:table-cell office:value-type="float" office:value="0.00217661" calcext:value-type="float">
            <text:p>0.00217661</text:p>
          </table:table-cell>
          <table:table-cell office:value-type="float" office:value="9897" calcext:value-type="float">
            <text:p>9897</text:p>
          </table:table-cell>
          <table:table-cell office:value-type="float" office:value="1000" calcext:value-type="float">
            <text:p>1000</text:p>
          </table:table-cell>
          <table:table-cell office:value-type="float" office:value="9.897" calcext:value-type="float">
            <text:p>9.897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LOG([.O2])/LOG(2)" office:value-type="float" office:value="3.306991278624" calcext:value-type="float">
            <text:p>3.306991278624</text:p>
          </table:table-cell>
          <table:table-cell table:formula="of:=LOG([.Q2])/LOG(2)" office:value-type="float" office:value="6.68650052718322" calcext:value-type="float">
            <text:p>6.686500527183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122" calcext:value-type="float">
            <text:p>9122</text:p>
          </table:table-cell>
          <table:table-cell office:value-type="float" office:value="1000" calcext:value-type="float">
            <text:p>1000</text:p>
          </table:table-cell>
          <table:table-cell office:value-type="float" office:value="9.122" calcext:value-type="float">
            <text:p>9.1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.637664" calcext:value-type="float">
            <text:p>0.63766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37664" calcext:value-type="float">
            <text:p>0.000637664</text:p>
          </table:table-cell>
          <table:table-cell office:value-type="float" office:value="0.000189902" calcext:value-type="float">
            <text:p>0.000189902</text:p>
          </table:table-cell>
          <table:table-cell office:value-type="float" office:value="0.00371086" calcext:value-type="float">
            <text:p>0.00371086</text:p>
          </table:table-cell>
          <table:table-cell office:value-type="float" office:value="29893" calcext:value-type="float">
            <text:p>29893</text:p>
          </table:table-cell>
          <table:table-cell office:value-type="float" office:value="1000" calcext:value-type="float">
            <text:p>1000</text:p>
          </table:table-cell>
          <table:table-cell office:value-type="float" office:value="29.893" calcext:value-type="float">
            <text:p>29.893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table:formula="of:=LOG([.O3])/LOG(2)" office:value-type="float" office:value="4.90173578507622" calcext:value-type="float">
            <text:p>4.90173578507622</text:p>
          </table:table-cell>
          <table:table-cell table:formula="of:=LOG([.Q3])/LOG(2)" office:value-type="float" office:value="7.2667865406949" calcext:value-type="float">
            <text:p>7.26678654069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431" calcext:value-type="float">
            <text:p>13431</text:p>
          </table:table-cell>
          <table:table-cell office:value-type="float" office:value="1000" calcext:value-type="float">
            <text:p>1000</text:p>
          </table:table-cell>
          <table:table-cell office:value-type="float" office:value="13.431" calcext:value-type="float">
            <text:p>13.43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.08985" calcext:value-type="float">
            <text:p>1.089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08985" calcext:value-type="float">
            <text:p>0.00108985</text:p>
          </table:table-cell>
          <table:table-cell office:value-type="float" office:value="0.000205545" calcext:value-type="float">
            <text:p>0.000205545</text:p>
          </table:table-cell>
          <table:table-cell office:value-type="float" office:value="0.00480313" calcext:value-type="float">
            <text:p>0.00480313</text:p>
          </table:table-cell>
          <table:table-cell office:value-type="float" office:value="56008" calcext:value-type="float">
            <text:p>56008</text:p>
          </table:table-cell>
          <table:table-cell office:value-type="float" office:value="1000" calcext:value-type="float">
            <text:p>1000</text:p>
          </table:table-cell>
          <table:table-cell office:value-type="float" office:value="56.008" calcext:value-type="float">
            <text:p>56.008</text:p>
          </table:table-cell>
          <table:table-cell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table:formula="of:=LOG([.O4])/LOG(2)" office:value-type="float" office:value="5.80756100662919" calcext:value-type="float">
            <text:p>5.80756100662919</text:p>
          </table:table-cell>
          <table:table-cell table:formula="of:=LOG([.Q4])/LOG(2)" office:value-type="float" office:value="7.91288933622996" calcext:value-type="float">
            <text:p>7.912889336229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054" calcext:value-type="float">
            <text:p>18054</text:p>
          </table:table-cell>
          <table:table-cell office:value-type="float" office:value="1000" calcext:value-type="float">
            <text:p>1000</text:p>
          </table:table-cell>
          <table:table-cell office:value-type="float" office:value="18.054" calcext:value-type="float">
            <text:p>18.054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.70068" calcext:value-type="float">
            <text:p>1.700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0068" calcext:value-type="float">
            <text:p>0.00170068</text:p>
          </table:table-cell>
          <table:table-cell office:value-type="float" office:value="0.000206001" calcext:value-type="float">
            <text:p>0.000206001</text:p>
          </table:table-cell>
          <table:table-cell office:value-type="float" office:value="0.00735819" calcext:value-type="float">
            <text:p>0.00735819</text:p>
          </table:table-cell>
          <table:table-cell office:value-type="float" office:value="90356" calcext:value-type="float">
            <text:p>90356</text:p>
          </table:table-cell>
          <table:table-cell office:value-type="float" office:value="1000" calcext:value-type="float">
            <text:p>1000</text:p>
          </table:table-cell>
          <table:table-cell office:value-type="float" office:value="90.356" calcext:value-type="float">
            <text:p>90.356</text:p>
          </table:table-cell>
          <table:table-cell office:value-type="float" office:value="7" calcext:value-type="float">
            <text:p>7</text:p>
          </table:table-cell>
          <table:table-cell office:value-type="float" office:value="335" calcext:value-type="float">
            <text:p>335</text:p>
          </table:table-cell>
          <table:table-cell table:formula="of:=LOG([.O5])/LOG(2)" office:value-type="float" office:value="6.49754849988246" calcext:value-type="float">
            <text:p>6.49754849988246</text:p>
          </table:table-cell>
          <table:table-cell table:formula="of:=LOG([.Q5])/LOG(2)" office:value-type="float" office:value="8.38801728534513" calcext:value-type="float">
            <text:p>8.388017285345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651" calcext:value-type="float">
            <text:p>22651</text:p>
          </table:table-cell>
          <table:table-cell office:value-type="float" office:value="1000" calcext:value-type="float">
            <text:p>1000</text:p>
          </table:table-cell>
          <table:table-cell office:value-type="float" office:value="22.651" calcext:value-type="float">
            <text:p>22.65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.54229" calcext:value-type="float">
            <text:p>2.54229</text:p>
          </table:table-cell>
          <table:table-cell office:value-type="float" office:value="1000" calcext:value-type="float">
            <text:p>1000</text:p>
          </table:table-cell>
          <table:table-cell office:value-type="float" office:value="0.00254229" calcext:value-type="float">
            <text:p>0.00254229</text:p>
          </table:table-cell>
          <table:table-cell office:value-type="float" office:value="0.000231685" calcext:value-type="float">
            <text:p>0.000231685</text:p>
          </table:table-cell>
          <table:table-cell office:value-type="float" office:value="0.0137791" calcext:value-type="float">
            <text:p>0.0137791</text:p>
          </table:table-cell>
          <table:table-cell office:value-type="float" office:value="136601" calcext:value-type="float">
            <text:p>136601</text:p>
          </table:table-cell>
          <table:table-cell office:value-type="float" office:value="1000" calcext:value-type="float">
            <text:p>1000</text:p>
          </table:table-cell>
          <table:table-cell office:value-type="float" office:value="136.601" calcext:value-type="float">
            <text:p>136.601</text:p>
          </table:table-cell>
          <table:table-cell office:value-type="float" office:value="9" calcext:value-type="float">
            <text:p>9</text:p>
          </table:table-cell>
          <table:table-cell office:value-type="float" office:value="503" calcext:value-type="float">
            <text:p>503</text:p>
          </table:table-cell>
          <table:table-cell table:formula="of:=LOG([.O6])/LOG(2)" office:value-type="float" office:value="7.09382423482118" calcext:value-type="float">
            <text:p>7.09382423482118</text:p>
          </table:table-cell>
          <table:table-cell table:formula="of:=LOG([.Q6])/LOG(2)" office:value-type="float" office:value="8.97441458980553" calcext:value-type="float">
            <text:p>8.974414589805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6931" calcext:value-type="float">
            <text:p>26931</text:p>
          </table:table-cell>
          <table:table-cell office:value-type="float" office:value="1000" calcext:value-type="float">
            <text:p>1000</text:p>
          </table:table-cell>
          <table:table-cell office:value-type="float" office:value="26.931" calcext:value-type="float">
            <text:p>26.931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.79114" calcext:value-type="float">
            <text:p>3.791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379114" calcext:value-type="float">
            <text:p>0.00379114</text:p>
          </table:table-cell>
          <table:table-cell office:value-type="float" office:value="0.000589879" calcext:value-type="float">
            <text:p>0.000589879</text:p>
          </table:table-cell>
          <table:table-cell office:value-type="float" office:value="0.025047" calcext:value-type="float">
            <text:p>0.025047</text:p>
          </table:table-cell>
          <table:table-cell office:value-type="float" office:value="198235" calcext:value-type="float">
            <text:p>198235</text:p>
          </table:table-cell>
          <table:table-cell office:value-type="float" office:value="1000" calcext:value-type="float">
            <text:p>1000</text:p>
          </table:table-cell>
          <table:table-cell office:value-type="float" office:value="198.235" calcext:value-type="float">
            <text:p>198.235</text:p>
          </table:table-cell>
          <table:table-cell office:value-type="float" office:value="30" calcext:value-type="float">
            <text:p>30</text:p>
          </table:table-cell>
          <table:table-cell office:value-type="float" office:value="750" calcext:value-type="float">
            <text:p>750</text:p>
          </table:table-cell>
          <table:table-cell table:formula="of:=LOG([.O7])/LOG(2)" office:value-type="float" office:value="7.6310678943202" calcext:value-type="float">
            <text:p>7.6310678943202</text:p>
          </table:table-cell>
          <table:table-cell table:formula="of:=LOG([.Q7])/LOG(2)" office:value-type="float" office:value="9.55074678538324" calcext:value-type="float">
            <text:p>9.550746785383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1509" calcext:value-type="float">
            <text:p>31509</text:p>
          </table:table-cell>
          <table:table-cell office:value-type="float" office:value="1000" calcext:value-type="float">
            <text:p>1000</text:p>
          </table:table-cell>
          <table:table-cell office:value-type="float" office:value="31.509" calcext:value-type="float">
            <text:p>31.509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.57273" calcext:value-type="float">
            <text:p>5.57273</text:p>
          </table:table-cell>
          <table:table-cell office:value-type="float" office:value="1000" calcext:value-type="float">
            <text:p>1000</text:p>
          </table:table-cell>
          <table:table-cell office:value-type="float" office:value="0.00557273" calcext:value-type="float">
            <text:p>0.00557273</text:p>
          </table:table-cell>
          <table:table-cell office:value-type="float" office:value="0.00043209" calcext:value-type="float">
            <text:p>0.00043209</text:p>
          </table:table-cell>
          <table:table-cell office:value-type="float" office:value="0.030007" calcext:value-type="float">
            <text:p>0.030007</text:p>
          </table:table-cell>
          <table:table-cell office:value-type="float" office:value="281126" calcext:value-type="float">
            <text:p>281126</text:p>
          </table:table-cell>
          <table:table-cell office:value-type="float" office:value="1000" calcext:value-type="float">
            <text:p>1000</text:p>
          </table:table-cell>
          <table:table-cell office:value-type="float" office:value="281.126" calcext:value-type="float">
            <text:p>281.126</text:p>
          </table:table-cell>
          <table:table-cell office:value-type="float" office:value="22" calcext:value-type="float">
            <text:p>22</text:p>
          </table:table-cell>
          <table:table-cell office:value-type="float" office:value="1017" calcext:value-type="float">
            <text:p>1017</text:p>
          </table:table-cell>
          <table:table-cell table:formula="of:=LOG([.O8])/LOG(2)" office:value-type="float" office:value="8.13507307763189" calcext:value-type="float">
            <text:p>8.13507307763189</text:p>
          </table:table-cell>
          <table:table-cell table:formula="of:=LOG([.Q8])/LOG(2)" office:value-type="float" office:value="9.9901039638575" calcext:value-type="float">
            <text:p>9.99010396385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6018" calcext:value-type="float">
            <text:p>36018</text:p>
          </table:table-cell>
          <table:table-cell office:value-type="float" office:value="1000" calcext:value-type="float">
            <text:p>1000</text:p>
          </table:table-cell>
          <table:table-cell office:value-type="float" office:value="36.018" calcext:value-type="float">
            <text:p>36.0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9.20089" calcext:value-type="float">
            <text:p>9.20089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0089" calcext:value-type="float">
            <text:p>0.00920089</text:p>
          </table:table-cell>
          <table:table-cell office:value-type="float" office:value="0.000706418" calcext:value-type="float">
            <text:p>0.000706418</text:p>
          </table:table-cell>
          <table:table-cell office:value-type="float" office:value="0.103314" calcext:value-type="float">
            <text:p>0.103314</text:p>
          </table:table-cell>
          <table:table-cell office:value-type="float" office:value="418989" calcext:value-type="float">
            <text:p>418989</text:p>
          </table:table-cell>
          <table:table-cell office:value-type="float" office:value="1000" calcext:value-type="float">
            <text:p>1000</text:p>
          </table:table-cell>
          <table:table-cell office:value-type="float" office:value="418.989" calcext:value-type="float">
            <text:p>418.989</text:p>
          </table:table-cell>
          <table:table-cell office:value-type="float" office:value="43" calcext:value-type="float">
            <text:p>43</text:p>
          </table:table-cell>
          <table:table-cell office:value-type="float" office:value="2296" calcext:value-type="float">
            <text:p>2296</text:p>
          </table:table-cell>
          <table:table-cell table:formula="of:=LOG([.O9])/LOG(2)" office:value-type="float" office:value="8.71076855815337" calcext:value-type="float">
            <text:p>8.71076855815337</text:p>
          </table:table-cell>
          <table:table-cell table:formula="of:=LOG([.Q9])/LOG(2)" office:value-type="float" office:value="11.1649069266757" calcext:value-type="float">
            <text:p>11.16490692667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40477" calcext:value-type="float">
            <text:p>40477</text:p>
          </table:table-cell>
          <table:table-cell office:value-type="float" office:value="1000" calcext:value-type="float">
            <text:p>1000</text:p>
          </table:table-cell>
          <table:table-cell office:value-type="float" office:value="40.477" calcext:value-type="float">
            <text:p>40.47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28.6261" calcext:value-type="float">
            <text:p>28.6261</text:p>
          </table:table-cell>
          <table:table-cell office:value-type="float" office:value="1000" calcext:value-type="float">
            <text:p>1000</text:p>
          </table:table-cell>
          <table:table-cell office:value-type="float" office:value="0.0286261" calcext:value-type="float">
            <text:p>0.0286261</text:p>
          </table:table-cell>
          <table:table-cell office:value-type="float" office:value="0.00164563" calcext:value-type="float">
            <text:p>0.00164563</text:p>
          </table:table-cell>
          <table:table-cell office:value-type="float" office:value="0.399447" calcext:value-type="float">
            <text:p>0.399447</text:p>
          </table:table-cell>
          <table:table-cell office:value-type="float" office:value="889994" calcext:value-type="float">
            <text:p>889994</text:p>
          </table:table-cell>
          <table:table-cell office:value-type="float" office:value="1000" calcext:value-type="float">
            <text:p>1000</text:p>
          </table:table-cell>
          <table:table-cell office:value-type="float" office:value="889.994" calcext:value-type="float">
            <text:p>889.994</text:p>
          </table:table-cell>
          <table:table-cell office:value-type="float" office:value="110" calcext:value-type="float">
            <text:p>110</text:p>
          </table:table-cell>
          <table:table-cell office:value-type="float" office:value="5111" calcext:value-type="float">
            <text:p>5111</text:p>
          </table:table-cell>
          <table:table-cell table:formula="of:=LOG([.O10])/LOG(2)" office:value-type="float" office:value="9.79765179978699" calcext:value-type="float">
            <text:p>9.79765179978699</text:p>
          </table:table-cell>
          <table:table-cell table:formula="of:=LOG([.Q10])/LOG(2)" office:value-type="float" office:value="12.3193898760002" calcext:value-type="float">
            <text:p>12.3193898760002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592" calcext:value-type="float">
            <text:p>10592</text:p>
          </table:table-cell>
          <table:table-cell office:value-type="float" office:value="1000" calcext:value-type="float">
            <text:p>1000</text:p>
          </table:table-cell>
          <table:table-cell office:value-type="float" office:value="10.592" calcext:value-type="float">
            <text:p>10.59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.34668" calcext:value-type="float">
            <text:p>2.346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234668" calcext:value-type="float">
            <text:p>0.00234668</text:p>
          </table:table-cell>
          <table:table-cell office:value-type="float" office:value="0.000430002" calcext:value-type="float">
            <text:p>0.000430002</text:p>
          </table:table-cell>
          <table:table-cell office:value-type="float" office:value="0.0222268" calcext:value-type="float">
            <text:p>0.0222268</text:p>
          </table:table-cell>
          <table:table-cell office:value-type="float" office:value="65105" calcext:value-type="float">
            <text:p>65105</text:p>
          </table:table-cell>
          <table:table-cell office:value-type="float" office:value="1000" calcext:value-type="float">
            <text:p>1000</text:p>
          </table:table-cell>
          <table:table-cell office:value-type="float" office:value="65.105" calcext:value-type="float">
            <text:p>65.105</text:p>
          </table:table-cell>
          <table:table-cell office:value-type="float" office:value="5" calcext:value-type="float">
            <text:p>5</text:p>
          </table:table-cell>
          <table:table-cell office:value-type="float" office:value="526" calcext:value-type="float">
            <text:p>526</text:p>
          </table:table-cell>
          <table:table-cell table:formula="of:=LOG([.O2])/LOG(2)" office:value-type="float" office:value="6.024696440094" calcext:value-type="float">
            <text:p>6.024696440094</text:p>
          </table:table-cell>
          <table:table-cell table:formula="of:=LOG([.Q2])/LOG(2)" office:value-type="float" office:value="9.0389189892923" calcext:value-type="float">
            <text:p>9.03891898929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0911" calcext:value-type="float">
            <text:p>20911</text:p>
          </table:table-cell>
          <table:table-cell office:value-type="float" office:value="1000" calcext:value-type="float">
            <text:p>1000</text:p>
          </table:table-cell>
          <table:table-cell office:value-type="float" office:value="20.911" calcext:value-type="float">
            <text:p>20.911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1.2598" calcext:value-type="float">
            <text:p>11.2598</text:p>
          </table:table-cell>
          <table:table-cell office:value-type="float" office:value="1000" calcext:value-type="float">
            <text:p>1000</text:p>
          </table:table-cell>
          <table:table-cell office:value-type="float" office:value="0.0112598" calcext:value-type="float">
            <text:p>0.0112598</text:p>
          </table:table-cell>
          <table:table-cell office:value-type="float" office:value="0.00056896" calcext:value-type="float">
            <text:p>0.00056896</text:p>
          </table:table-cell>
          <table:table-cell office:value-type="float" office:value="0.100033" calcext:value-type="float">
            <text:p>0.100033</text:p>
          </table:table-cell>
          <table:table-cell office:value-type="float" office:value="268024" calcext:value-type="float">
            <text:p>268024</text:p>
          </table:table-cell>
          <table:table-cell office:value-type="float" office:value="1000" calcext:value-type="float">
            <text:p>1000</text:p>
          </table:table-cell>
          <table:table-cell office:value-type="float" office:value="268.024" calcext:value-type="float">
            <text:p>268.024</text:p>
          </table:table-cell>
          <table:table-cell office:value-type="float" office:value="13" calcext:value-type="float">
            <text:p>13</text:p>
          </table:table-cell>
          <table:table-cell office:value-type="float" office:value="1109" calcext:value-type="float">
            <text:p>1109</text:p>
          </table:table-cell>
          <table:table-cell table:formula="of:=LOG([.O3])/LOG(2)" office:value-type="float" office:value="8.06621838124402" calcext:value-type="float">
            <text:p>8.06621838124402</text:p>
          </table:table-cell>
          <table:table-cell table:formula="of:=LOG([.Q3])/LOG(2)" office:value-type="float" office:value="10.1150436501617" calcext:value-type="float">
            <text:p>10.1150436501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763" calcext:value-type="float">
            <text:p>31763</text:p>
          </table:table-cell>
          <table:table-cell office:value-type="float" office:value="1000" calcext:value-type="float">
            <text:p>1000</text:p>
          </table:table-cell>
          <table:table-cell office:value-type="float" office:value="31.763" calcext:value-type="float">
            <text:p>31.76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32.5832" calcext:value-type="float">
            <text:p>32.5832</text:p>
          </table:table-cell>
          <table:table-cell office:value-type="float" office:value="1000" calcext:value-type="float">
            <text:p>1000</text:p>
          </table:table-cell>
          <table:table-cell office:value-type="float" office:value="0.0325832" calcext:value-type="float">
            <text:p>0.0325832</text:p>
          </table:table-cell>
          <table:table-cell office:value-type="float" office:value="0.00330602" calcext:value-type="float">
            <text:p>0.00330602</text:p>
          </table:table-cell>
          <table:table-cell office:value-type="float" office:value="0.224677" calcext:value-type="float">
            <text:p>0.224677</text:p>
          </table:table-cell>
          <table:table-cell office:value-type="float" office:value="622591" calcext:value-type="float">
            <text:p>622591</text:p>
          </table:table-cell>
          <table:table-cell office:value-type="float" office:value="1000" calcext:value-type="float">
            <text:p>1000</text:p>
          </table:table-cell>
          <table:table-cell office:value-type="float" office:value="622.591" calcext:value-type="float">
            <text:p>622.591</text:p>
          </table:table-cell>
          <table:table-cell office:value-type="float" office:value="97" calcext:value-type="float">
            <text:p>97</text:p>
          </table:table-cell>
          <table:table-cell office:value-type="float" office:value="2574" calcext:value-type="float">
            <text:p>2574</text:p>
          </table:table-cell>
          <table:table-cell table:formula="of:=LOG([.O4])/LOG(2)" office:value-type="float" office:value="9.28214091153971" calcext:value-type="float">
            <text:p>9.28214091153971</text:p>
          </table:table-cell>
          <table:table-cell table:formula="of:=LOG([.Q4])/LOG(2)" office:value-type="float" office:value="11.3297963382207" calcext:value-type="float">
            <text:p>11.32979633822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735" calcext:value-type="float">
            <text:p>41735</text:p>
          </table:table-cell>
          <table:table-cell office:value-type="float" office:value="1000" calcext:value-type="float">
            <text:p>1000</text:p>
          </table:table-cell>
          <table:table-cell office:value-type="float" office:value="41.735" calcext:value-type="float">
            <text:p>41.73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72.841" calcext:value-type="float">
            <text:p>72.841</text:p>
          </table:table-cell>
          <table:table-cell office:value-type="float" office:value="1000" calcext:value-type="float">
            <text:p>1000</text:p>
          </table:table-cell>
          <table:table-cell office:value-type="float" office:value="0.072841" calcext:value-type="float">
            <text:p>0.072841</text:p>
          </table:table-cell>
          <table:table-cell office:value-type="float" office:value="0.00670035" calcext:value-type="float">
            <text:p>0.00670035</text:p>
          </table:table-cell>
          <table:table-cell office:value-type="float" office:value="0.696092" calcext:value-type="float">
            <text:p>0.696092</text:p>
          </table:table-cell>
          <table:table-cell office:value-type="float" office:value="1104656" calcext:value-type="float">
            <text:p>1104656</text:p>
          </table:table-cell>
          <table:table-cell office:value-type="float" office:value="1000" calcext:value-type="float">
            <text:p>1000</text:p>
          </table:table-cell>
          <table:table-cell office:value-type="float" office:value="1104.66" calcext:value-type="float">
            <text:p>1104.66</text:p>
          </table:table-cell>
          <table:table-cell office:value-type="float" office:value="245" calcext:value-type="float">
            <text:p>245</text:p>
          </table:table-cell>
          <table:table-cell office:value-type="float" office:value="4209" calcext:value-type="float">
            <text:p>4209</text:p>
          </table:table-cell>
          <table:table-cell table:formula="of:=LOG([.O5])/LOG(2)" office:value-type="float" office:value="10.1093866798051" calcext:value-type="float">
            <text:p>10.1093866798051</text:p>
          </table:table-cell>
          <table:table-cell table:formula="of:=LOG([.Q5])/LOG(2)" office:value-type="float" office:value="12.0392617943411" calcext:value-type="float">
            <text:p>12.03926179434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2392" calcext:value-type="float">
            <text:p>52392</text:p>
          </table:table-cell>
          <table:table-cell office:value-type="float" office:value="1000" calcext:value-type="float">
            <text:p>1000</text:p>
          </table:table-cell>
          <table:table-cell office:value-type="float" office:value="52.392" calcext:value-type="float">
            <text:p>52.392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160.025" calcext:value-type="float">
            <text:p>160.025</text:p>
          </table:table-cell>
          <table:table-cell office:value-type="float" office:value="1000" calcext:value-type="float">
            <text:p>1000</text:p>
          </table:table-cell>
          <table:table-cell office:value-type="float" office:value="0.160025" calcext:value-type="float">
            <text:p>0.160025</text:p>
          </table:table-cell>
          <table:table-cell office:value-type="float" office:value="0.0139359" calcext:value-type="float">
            <text:p>0.0139359</text:p>
          </table:table-cell>
          <table:table-cell office:value-type="float" office:value="1.60886" calcext:value-type="float">
            <text:p>1.60886</text:p>
          </table:table-cell>
          <table:table-cell office:value-type="float" office:value="1849938" calcext:value-type="float">
            <text:p>1849938</text:p>
          </table:table-cell>
          <table:table-cell office:value-type="float" office:value="1000" calcext:value-type="float">
            <text:p>1000</text:p>
          </table:table-cell>
          <table:table-cell office:value-type="float" office:value="1849.94" calcext:value-type="float">
            <text:p>1849.94</text:p>
          </table:table-cell>
          <table:table-cell office:value-type="float" office:value="399" calcext:value-type="float">
            <text:p>399</text:p>
          </table:table-cell>
          <table:table-cell office:value-type="float" office:value="7591" calcext:value-type="float">
            <text:p>7591</text:p>
          </table:table-cell>
          <table:table-cell table:formula="of:=LOG([.O6])/LOG(2)" office:value-type="float" office:value="10.8532627645355" calcext:value-type="float">
            <text:p>10.8532627645355</text:p>
          </table:table-cell>
          <table:table-cell table:formula="of:=LOG([.Q6])/LOG(2)" office:value-type="float" office:value="12.8900742361803" calcext:value-type="float">
            <text:p>12.89007423618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2730" calcext:value-type="float">
            <text:p>62730</text:p>
          </table:table-cell>
          <table:table-cell office:value-type="float" office:value="1000" calcext:value-type="float">
            <text:p>1000</text:p>
          </table:table-cell>
          <table:table-cell office:value-type="float" office:value="62.73" calcext:value-type="float">
            <text:p>62.73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325.534" calcext:value-type="float">
            <text:p>325.534</text:p>
          </table:table-cell>
          <table:table-cell office:value-type="float" office:value="1000" calcext:value-type="float">
            <text:p>1000</text:p>
          </table:table-cell>
          <table:table-cell office:value-type="float" office:value="0.325534" calcext:value-type="float">
            <text:p>0.325534</text:p>
          </table:table-cell>
          <table:table-cell office:value-type="float" office:value="0.0224768" calcext:value-type="float">
            <text:p>0.0224768</text:p>
          </table:table-cell>
          <table:table-cell office:value-type="float" office:value="2.57988" calcext:value-type="float">
            <text:p>2.57988</text:p>
          </table:table-cell>
          <table:table-cell office:value-type="float" office:value="2884238" calcext:value-type="float">
            <text:p>2884238</text:p>
          </table:table-cell>
          <table:table-cell office:value-type="float" office:value="1000" calcext:value-type="float">
            <text:p>1000</text:p>
          </table:table-cell>
          <table:table-cell office:value-type="float" office:value="2884.24" calcext:value-type="float">
            <text:p>2884.24</text:p>
          </table:table-cell>
          <table:table-cell office:value-type="float" office:value="559" calcext:value-type="float">
            <text:p>559</text:p>
          </table:table-cell>
          <table:table-cell office:value-type="float" office:value="11047" calcext:value-type="float">
            <text:p>11047</text:p>
          </table:table-cell>
          <table:table-cell table:formula="of:=LOG([.O7])/LOG(2)" office:value-type="float" office:value="11.4939755020854" calcext:value-type="float">
            <text:p>11.4939755020854</text:p>
          </table:table-cell>
          <table:table-cell table:formula="of:=LOG([.Q7])/LOG(2)" office:value-type="float" office:value="13.4313670140755" calcext:value-type="float">
            <text:p>13.43136701407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73400" calcext:value-type="float">
            <text:p>73400</text:p>
          </table:table-cell>
          <table:table-cell office:value-type="float" office:value="1000" calcext:value-type="float">
            <text:p>1000</text:p>
          </table:table-cell>
          <table:table-cell office:value-type="float" office:value="73.4" calcext:value-type="float">
            <text:p>73.4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654.471" calcext:value-type="float">
            <text:p>654.471</text:p>
          </table:table-cell>
          <table:table-cell office:value-type="float" office:value="1000" calcext:value-type="float">
            <text:p>1000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0225642" calcext:value-type="float">
            <text:p>0.0225642</text:p>
          </table:table-cell>
          <table:table-cell office:value-type="float" office:value="8.46969" calcext:value-type="float">
            <text:p>8.46969</text:p>
          </table:table-cell>
          <table:table-cell office:value-type="float" office:value="4354430" calcext:value-type="float">
            <text:p>4354430</text:p>
          </table:table-cell>
          <table:table-cell office:value-type="float" office:value="1000" calcext:value-type="float">
            <text:p>1000</text:p>
          </table:table-cell>
          <table:table-cell office:value-type="float" office:value="4354.43" calcext:value-type="float">
            <text:p>4354.43</text:p>
          </table:table-cell>
          <table:table-cell office:value-type="float" office:value="675" calcext:value-type="float">
            <text:p>675</text:p>
          </table:table-cell>
          <table:table-cell office:value-type="float" office:value="18990" calcext:value-type="float">
            <text:p>18990</text:p>
          </table:table-cell>
          <table:table-cell table:formula="of:=LOG([.O8])/LOG(2)" office:value-type="float" office:value="12.0882681653707" calcext:value-type="float">
            <text:p>12.0882681653707</text:p>
          </table:table-cell>
          <table:table-cell table:formula="of:=LOG([.Q8])/LOG(2)" office:value-type="float" office:value="14.2129522850369" calcext:value-type="float">
            <text:p>14.21295228503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4055" calcext:value-type="float">
            <text:p>84055</text:p>
          </table:table-cell>
          <table:table-cell office:value-type="float" office:value="1000" calcext:value-type="float">
            <text:p>1000</text:p>
          </table:table-cell>
          <table:table-cell office:value-type="float" office:value="84.055" calcext:value-type="float">
            <text:p>84.055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117.19" calcext:value-type="float">
            <text:p>1117.19</text:p>
          </table:table-cell>
          <table:table-cell office:value-type="float" office:value="1000" calcext:value-type="float">
            <text:p>1000</text:p>
          </table:table-cell>
          <table:table-cell office:value-type="float" office:value="1.11719" calcext:value-type="float">
            <text:p>1.11719</text:p>
          </table:table-cell>
          <table:table-cell office:value-type="float" office:value="0.0433334" calcext:value-type="float">
            <text:p>0.0433334</text:p>
          </table:table-cell>
          <table:table-cell office:value-type="float" office:value="17.711" calcext:value-type="float">
            <text:p>17.711</text:p>
          </table:table-cell>
          <table:table-cell office:value-type="float" office:value="6099610" calcext:value-type="float">
            <text:p>6099610</text:p>
          </table:table-cell>
          <table:table-cell office:value-type="float" office:value="1000" calcext:value-type="float">
            <text:p>1000</text:p>
          </table:table-cell>
          <table:table-cell office:value-type="float" office:value="6099.61" calcext:value-type="float">
            <text:p>6099.61</text:p>
          </table:table-cell>
          <table:table-cell office:value-type="float" office:value="946" calcext:value-type="float">
            <text:p>946</text:p>
          </table:table-cell>
          <table:table-cell office:value-type="float" office:value="29935" calcext:value-type="float">
            <text:p>29935</text:p>
          </table:table-cell>
          <table:table-cell table:formula="of:=LOG([.O9])/LOG(2)" office:value-type="float" office:value="12.5745012865092" calcext:value-type="float">
            <text:p>12.5745012865092</text:p>
          </table:table-cell>
          <table:table-cell table:formula="of:=LOG([.Q9])/LOG(2)" office:value-type="float" office:value="14.8695456497902" calcext:value-type="float">
            <text:p>14.86954564979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4547" calcext:value-type="float">
            <text:p>94547</text:p>
          </table:table-cell>
          <table:table-cell office:value-type="float" office:value="1000" calcext:value-type="float">
            <text:p>1000</text:p>
          </table:table-cell>
          <table:table-cell office:value-type="float" office:value="94.547" calcext:value-type="float">
            <text:p>94.547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3644.22" calcext:value-type="float">
            <text:p>3644.22</text:p>
          </table:table-cell>
          <table:table-cell office:value-type="float" office:value="1000" calcext:value-type="float">
            <text:p>1000</text:p>
          </table:table-cell>
          <table:table-cell office:value-type="float" office:value="3.64422" calcext:value-type="float">
            <text:p>3.64422</text:p>
          </table:table-cell>
          <table:table-cell office:value-type="float" office:value="0.0440538" calcext:value-type="float">
            <text:p>0.0440538</text:p>
          </table:table-cell>
          <table:table-cell office:value-type="float" office:value="161.159" calcext:value-type="float">
            <text:p>161.159</text:p>
          </table:table-cell>
          <table:table-cell office:value-type="float" office:value="11457071" calcext:value-type="float">
            <text:p>11457071</text:p>
          </table:table-cell>
          <table:table-cell office:value-type="float" office:value="1000" calcext:value-type="float">
            <text:p>1000</text:p>
          </table:table-cell>
          <table:table-cell office:value-type="float" office:value="11457.1" calcext:value-type="float">
            <text:p>11457.1</text:p>
          </table:table-cell>
          <table:table-cell office:value-type="float" office:value="980" calcext:value-type="float">
            <text:p>980</text:p>
          </table:table-cell>
          <table:table-cell office:value-type="float" office:value="114675" calcext:value-type="float">
            <text:p>114675</text:p>
          </table:table-cell>
          <table:table-cell table:formula="of:=LOG([.O10])/LOG(2)" office:value-type="float" office:value="13.4839542975471" calcext:value-type="float">
            <text:p>13.4839542975471</text:p>
          </table:table-cell>
          <table:table-cell table:formula="of:=LOG([.Q10])/LOG(2)" office:value-type="float" office:value="16.8071913818567" calcext:value-type="float">
            <text:p>16.8071913818567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_total</text:p>
          </table:table-cell>
          <table:table-cell office:value-type="string" calcext:value-type="string">
            <text:p>m_count</text:p>
          </table:table-cell>
          <table:table-cell office:value-type="string" calcext:value-type="string">
            <text:p>m_mean</text:p>
          </table:table-cell>
          <table:table-cell office:value-type="string" calcext:value-type="string">
            <text:p>m_min</text:p>
          </table:table-cell>
          <table:table-cell office:value-type="string" calcext:value-type="string">
            <text:p>m_max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901" calcext:value-type="float">
            <text:p>1901</text:p>
          </table:table-cell>
          <table:table-cell office:value-type="float" office:value="100" calcext:value-type="float">
            <text:p>100</text:p>
          </table:table-cell>
          <table:table-cell office:value-type="float" office:value="19.01" calcext:value-type="float">
            <text:p>19.0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.62307" calcext:value-type="float">
            <text:p>3.62307</text:p>
          </table:table-cell>
          <table:table-cell office:value-type="float" office:value="100" calcext:value-type="float">
            <text:p>100</text:p>
          </table:table-cell>
          <table:table-cell office:value-type="float" office:value="0.0362307" calcext:value-type="float">
            <text:p>0.0362307</text:p>
          </table:table-cell>
          <table:table-cell office:value-type="float" office:value="0.00255855" calcext:value-type="float">
            <text:p>0.00255855</text:p>
          </table:table-cell>
          <table:table-cell office:value-type="float" office:value="0.524895" calcext:value-type="float">
            <text:p>0.524895</text:p>
          </table:table-cell>
          <table:table-cell office:value-type="float" office:value="54856" calcext:value-type="float">
            <text:p>54856</text:p>
          </table:table-cell>
          <table:table-cell office:value-type="float" office:value="100" calcext:value-type="float">
            <text:p>100</text:p>
          </table:table-cell>
          <table:table-cell office:value-type="float" office:value="548.56" calcext:value-type="float">
            <text:p>548.56</text:p>
          </table:table-cell>
          <table:table-cell office:value-type="float" office:value="45" calcext:value-type="float">
            <text:p>45</text:p>
          </table:table-cell>
          <table:table-cell office:value-type="float" office:value="3422" calcext:value-type="float">
            <text:p>3422</text:p>
          </table:table-cell>
          <table:table-cell table:formula="of:=LOG([.O2])/LOG(2)" office:value-type="float" office:value="9.09950561709114" calcext:value-type="float">
            <text:p>9.09950561709114</text:p>
          </table:table-cell>
          <table:table-cell table:formula="of:=LOG([.Q2])/LOG(2)" office:value-type="float" office:value="11.7406240444894" calcext:value-type="float">
            <text:p>11.740624044489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91" calcext:value-type="float">
            <text:p>3791</text:p>
          </table:table-cell>
          <table:table-cell office:value-type="float" office:value="100" calcext:value-type="float">
            <text:p>100</text:p>
          </table:table-cell>
          <table:table-cell office:value-type="float" office:value="37.91" calcext:value-type="float">
            <text:p>37.9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51.1422" calcext:value-type="float">
            <text:p>51.1422</text:p>
          </table:table-cell>
          <table:table-cell office:value-type="float" office:value="100" calcext:value-type="float">
            <text:p>100</text:p>
          </table:table-cell>
          <table:table-cell office:value-type="float" office:value="0.511422" calcext:value-type="float">
            <text:p>0.511422</text:p>
          </table:table-cell>
          <table:table-cell office:value-type="float" office:value="0.0234586" calcext:value-type="float">
            <text:p>0.0234586</text:p>
          </table:table-cell>
          <table:table-cell office:value-type="float" office:value="4.84495" calcext:value-type="float">
            <text:p>4.84495</text:p>
          </table:table-cell>
          <table:table-cell office:value-type="float" office:value="255227" calcext:value-type="float">
            <text:p>255227</text:p>
          </table:table-cell>
          <table:table-cell office:value-type="float" office:value="100" calcext:value-type="float">
            <text:p>100</text:p>
          </table:table-cell>
          <table:table-cell office:value-type="float" office:value="2552.27" calcext:value-type="float">
            <text:p>2552.27</text:p>
          </table:table-cell>
          <table:table-cell office:value-type="float" office:value="393" calcext:value-type="float">
            <text:p>393</text:p>
          </table:table-cell>
          <table:table-cell office:value-type="float" office:value="11670" calcext:value-type="float">
            <text:p>11670</text:p>
          </table:table-cell>
          <table:table-cell table:formula="of:=LOG([.O3])/LOG(2)" office:value-type="float" office:value="11.3175652419218" calcext:value-type="float">
            <text:p>11.3175652419218</text:p>
          </table:table-cell>
          <table:table-cell table:formula="of:=LOG([.Q3])/LOG(2)" office:value-type="float" office:value="13.5105169405947" calcext:value-type="float">
            <text:p>13.51051694059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740" calcext:value-type="float">
            <text:p>5740</text:p>
          </table:table-cell>
          <table:table-cell office:value-type="float" office:value="100" calcext:value-type="float">
            <text:p>100</text:p>
          </table:table-cell>
          <table:table-cell office:value-type="float" office:value="57.4" calcext:value-type="float">
            <text:p>57.4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272.037" calcext:value-type="float">
            <text:p>272.037</text:p>
          </table:table-cell>
          <table:table-cell office:value-type="float" office:value="100" calcext:value-type="float">
            <text:p>100</text:p>
          </table:table-cell>
          <table:table-cell office:value-type="float" office:value="2.72037" calcext:value-type="float">
            <text:p>2.72037</text:p>
          </table:table-cell>
          <table:table-cell office:value-type="float" office:value="0.260354" calcext:value-type="float">
            <text:p>0.260354</text:p>
          </table:table-cell>
          <table:table-cell office:value-type="float" office:value="18.7437" calcext:value-type="float">
            <text:p>18.7437</text:p>
          </table:table-cell>
          <table:table-cell office:value-type="float" office:value="801479" calcext:value-type="float">
            <text:p>801479</text:p>
          </table:table-cell>
          <table:table-cell office:value-type="float" office:value="100" calcext:value-type="float">
            <text:p>100</text:p>
          </table:table-cell>
          <table:table-cell office:value-type="float" office:value="8014.79" calcext:value-type="float">
            <text:p>8014.79</text:p>
          </table:table-cell>
          <table:table-cell office:value-type="float" office:value="2370" calcext:value-type="float">
            <text:p>2370</text:p>
          </table:table-cell>
          <table:table-cell office:value-type="float" office:value="23625" calcext:value-type="float">
            <text:p>23625</text:p>
          </table:table-cell>
          <table:table-cell table:formula="of:=LOG([.O4])/LOG(2)" office:value-type="float" office:value="12.9684490046766" calcext:value-type="float">
            <text:p>12.9684490046766</text:p>
          </table:table-cell>
          <table:table-cell table:formula="of:=LOG([.Q4])/LOG(2)" office:value-type="float" office:value="14.5280267088832" calcext:value-type="float">
            <text:p>14.5280267088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762" calcext:value-type="float">
            <text:p>7762</text:p>
          </table:table-cell>
          <table:table-cell office:value-type="float" office:value="100" calcext:value-type="float">
            <text:p>100</text:p>
          </table:table-cell>
          <table:table-cell office:value-type="float" office:value="77.62" calcext:value-type="float">
            <text:p>77.62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129.59" calcext:value-type="float">
            <text:p>1129.59</text:p>
          </table:table-cell>
          <table:table-cell office:value-type="float" office:value="100" calcext:value-type="float">
            <text:p>100</text:p>
          </table:table-cell>
          <table:table-cell office:value-type="float" office:value="11.2959" calcext:value-type="float">
            <text:p>11.2959</text:p>
          </table:table-cell>
          <table:table-cell office:value-type="float" office:value="1.15891" calcext:value-type="float">
            <text:p>1.15891</text:p>
          </table:table-cell>
          <table:table-cell office:value-type="float" office:value="62.243" calcext:value-type="float">
            <text:p>62.243</text:p>
          </table:table-cell>
          <table:table-cell office:value-type="float" office:value="1756590" calcext:value-type="float">
            <text:p>1756590</text:p>
          </table:table-cell>
          <table:table-cell office:value-type="float" office:value="100" calcext:value-type="float">
            <text:p>100</text:p>
          </table:table-cell>
          <table:table-cell office:value-type="float" office:value="17565.9" calcext:value-type="float">
            <text:p>17565.9</text:p>
          </table:table-cell>
          <table:table-cell office:value-type="float" office:value="5156" calcext:value-type="float">
            <text:p>5156</text:p>
          </table:table-cell>
          <table:table-cell office:value-type="float" office:value="51951" calcext:value-type="float">
            <text:p>51951</text:p>
          </table:table-cell>
          <table:table-cell table:formula="of:=LOG([.O5])/LOG(2)" office:value-type="float" office:value="14.1004898753966" calcext:value-type="float">
            <text:p>14.1004898753966</text:p>
          </table:table-cell>
          <table:table-cell table:formula="of:=LOG([.Q5])/LOG(2)" office:value-type="float" office:value="15.6648638992498" calcext:value-type="float">
            <text:p>15.66486389924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546" calcext:value-type="float">
            <text:p>9546</text:p>
          </table:table-cell>
          <table:table-cell office:value-type="float" office:value="100" calcext:value-type="float">
            <text:p>100</text:p>
          </table:table-cell>
          <table:table-cell office:value-type="float" office:value="95.46" calcext:value-type="float">
            <text:p>95.46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3075.16" calcext:value-type="float">
            <text:p>3075.16</text:p>
          </table:table-cell>
          <table:table-cell office:value-type="float" office:value="100" calcext:value-type="float">
            <text:p>100</text:p>
          </table:table-cell>
          <table:table-cell office:value-type="float" office:value="30.7516" calcext:value-type="float">
            <text:p>30.7516</text:p>
          </table:table-cell>
          <table:table-cell office:value-type="float" office:value="1.9494" calcext:value-type="float">
            <text:p>1.9494</text:p>
          </table:table-cell>
          <table:table-cell office:value-type="float" office:value="223.152" calcext:value-type="float">
            <text:p>223.152</text:p>
          </table:table-cell>
          <table:table-cell office:value-type="float" office:value="2981752" calcext:value-type="float">
            <text:p>2981752</text:p>
          </table:table-cell>
          <table:table-cell office:value-type="float" office:value="100" calcext:value-type="float">
            <text:p>100</text:p>
          </table:table-cell>
          <table:table-cell office:value-type="float" office:value="29817.5" calcext:value-type="float">
            <text:p>29817.5</text:p>
          </table:table-cell>
          <table:table-cell office:value-type="float" office:value="7885" calcext:value-type="float">
            <text:p>7885</text:p>
          </table:table-cell>
          <table:table-cell office:value-type="float" office:value="96899" calcext:value-type="float">
            <text:p>96899</text:p>
          </table:table-cell>
          <table:table-cell table:formula="of:=LOG([.O6])/LOG(2)" office:value-type="float" office:value="14.863871681812" calcext:value-type="float">
            <text:p>14.863871681812</text:p>
          </table:table-cell>
          <table:table-cell table:formula="of:=LOG([.Q6])/LOG(2)" office:value-type="float" office:value="16.5641941566193" calcext:value-type="float">
            <text:p>16.56419415661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483" calcext:value-type="float">
            <text:p>11483</text:p>
          </table:table-cell>
          <table:table-cell office:value-type="float" office:value="100" calcext:value-type="float">
            <text:p>100</text:p>
          </table:table-cell>
          <table:table-cell office:value-type="float" office:value="114.83" calcext:value-type="float">
            <text:p>114.83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6453.19" calcext:value-type="float">
            <text:p>6453.19</text:p>
          </table:table-cell>
          <table:table-cell office:value-type="float" office:value="100" calcext:value-type="float">
            <text:p>100</text:p>
          </table:table-cell>
          <table:table-cell office:value-type="float" office:value="64.5319" calcext:value-type="float">
            <text:p>64.5319</text:p>
          </table:table-cell>
          <table:table-cell office:value-type="float" office:value="6.7096" calcext:value-type="float">
            <text:p>6.7096</text:p>
          </table:table-cell>
          <table:table-cell office:value-type="float" office:value="340.563" calcext:value-type="float">
            <text:p>340.563</text:p>
          </table:table-cell>
          <table:table-cell office:value-type="float" office:value="4659990" calcext:value-type="float">
            <text:p>4659990</text:p>
          </table:table-cell>
          <table:table-cell office:value-type="float" office:value="100" calcext:value-type="float">
            <text:p>100</text:p>
          </table:table-cell>
          <table:table-cell office:value-type="float" office:value="46599.9" calcext:value-type="float">
            <text:p>46599.9</text:p>
          </table:table-cell>
          <table:table-cell office:value-type="float" office:value="16786" calcext:value-type="float">
            <text:p>16786</text:p>
          </table:table-cell>
          <table:table-cell office:value-type="float" office:value="120515" calcext:value-type="float">
            <text:p>120515</text:p>
          </table:table-cell>
          <table:table-cell table:formula="of:=LOG([.O7])/LOG(2)" office:value-type="float" office:value="15.5080392385136" calcext:value-type="float">
            <text:p>15.5080392385136</text:p>
          </table:table-cell>
          <table:table-cell table:formula="of:=LOG([.Q7])/LOG(2)" office:value-type="float" office:value="16.8788531983096" calcext:value-type="float">
            <text:p>16.87885319830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398" calcext:value-type="float">
            <text:p>13398</text:p>
          </table:table-cell>
          <table:table-cell office:value-type="float" office:value="100" calcext:value-type="float">
            <text:p>100</text:p>
          </table:table-cell>
          <table:table-cell office:value-type="float" office:value="133.98" calcext:value-type="float">
            <text:p>133.98</text:p>
          </table:table-cell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  <table:table-cell office:value-type="float" office:value="15529.9" calcext:value-type="float">
            <text:p>15529.9</text:p>
          </table:table-cell>
          <table:table-cell office:value-type="float" office:value="100" calcext:value-type="float">
            <text:p>100</text:p>
          </table:table-cell>
          <table:table-cell office:value-type="float" office:value="155.299" calcext:value-type="float">
            <text:p>155.299</text:p>
          </table:table-cell>
          <table:table-cell office:value-type="float" office:value="4.3301" calcext:value-type="float">
            <text:p>4.3301</text:p>
          </table:table-cell>
          <table:table-cell office:value-type="float" office:value="1470.34" calcext:value-type="float">
            <text:p>1470.34</text:p>
          </table:table-cell>
          <table:table-cell office:value-type="float" office:value="7185292" calcext:value-type="float">
            <text:p>7185292</text:p>
          </table:table-cell>
          <table:table-cell office:value-type="float" office:value="100" calcext:value-type="float">
            <text:p>100</text:p>
          </table:table-cell>
          <table:table-cell office:value-type="float" office:value="71852.9" calcext:value-type="float">
            <text:p>71852.9</text:p>
          </table:table-cell>
          <table:table-cell office:value-type="float" office:value="11140" calcext:value-type="float">
            <text:p>11140</text:p>
          </table:table-cell>
          <table:table-cell office:value-type="float" office:value="248110" calcext:value-type="float">
            <text:p>248110</text:p>
          </table:table-cell>
          <table:table-cell table:formula="of:=LOG([.O8])/LOG(2)" office:value-type="float" office:value="16.1327587649194" calcext:value-type="float">
            <text:p>16.1327587649194</text:p>
          </table:table-cell>
          <table:table-cell table:formula="of:=LOG([.Q8])/LOG(2)" office:value-type="float" office:value="17.9206203582349" calcext:value-type="float">
            <text:p>17.92062035823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157" calcext:value-type="float">
            <text:p>15157</text:p>
          </table:table-cell>
          <table:table-cell office:value-type="float" office:value="100" calcext:value-type="float">
            <text:p>100</text:p>
          </table:table-cell>
          <table:table-cell office:value-type="float" office:value="151.57" calcext:value-type="float">
            <text:p>151.57</text:p>
          </table:table-cell>
          <table:table-cell office:value-type="float" office:value="138" calcext:value-type="float">
            <text:p>138</text:p>
          </table:table-cell>
          <table:table-cell office:value-type="float" office:value="165" calcext:value-type="float">
            <text:p>165</text:p>
          </table:table-cell>
          <table:table-cell office:value-type="float" office:value="34890.2" calcext:value-type="float">
            <text:p>34890.2</text:p>
          </table:table-cell>
          <table:table-cell office:value-type="float" office:value="100" calcext:value-type="float">
            <text:p>100</text:p>
          </table:table-cell>
          <table:table-cell office:value-type="float" office:value="348.902" calcext:value-type="float">
            <text:p>348.902</text:p>
          </table:table-cell>
          <table:table-cell office:value-type="float" office:value="20.6281" calcext:value-type="float">
            <text:p>20.6281</text:p>
          </table:table-cell>
          <table:table-cell office:value-type="float" office:value="2682.36" calcext:value-type="float">
            <text:p>2682.36</text:p>
          </table:table-cell>
          <table:table-cell office:value-type="float" office:value="11228543" calcext:value-type="float">
            <text:p>11228543</text:p>
          </table:table-cell>
          <table:table-cell office:value-type="float" office:value="100" calcext:value-type="float">
            <text:p>100</text:p>
          </table:table-cell>
          <table:table-cell office:value-type="float" office:value="112285" calcext:value-type="float">
            <text:p>112285</text:p>
          </table:table-cell>
          <table:table-cell office:value-type="float" office:value="29433" calcext:value-type="float">
            <text:p>29433</text:p>
          </table:table-cell>
          <table:table-cell office:value-type="float" office:value="368536" calcext:value-type="float">
            <text:p>368536</text:p>
          </table:table-cell>
          <table:table-cell table:formula="of:=LOG([.O9])/LOG(2)" office:value-type="float" office:value="16.7768056873845" calcext:value-type="float">
            <text:p>16.7768056873845</text:p>
          </table:table-cell>
          <table:table-cell table:formula="of:=LOG([.Q9])/LOG(2)" office:value-type="float" office:value="18.4914460285867" calcext:value-type="float">
            <text:p>18.49144602858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7129" calcext:value-type="float">
            <text:p>17129</text:p>
          </table:table-cell>
          <table:table-cell office:value-type="float" office:value="100" calcext:value-type="float">
            <text:p>100</text:p>
          </table:table-cell>
          <table:table-cell office:value-type="float" office:value="171.29" calcext:value-type="float">
            <text:p>171.29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44878.5" calcext:value-type="float">
            <text:p>44878.5</text:p>
          </table:table-cell>
          <table:table-cell office:value-type="float" office:value="100" calcext:value-type="float">
            <text:p>100</text:p>
          </table:table-cell>
          <table:table-cell office:value-type="float" office:value="448.785" calcext:value-type="float">
            <text:p>448.785</text:p>
          </table:table-cell>
          <table:table-cell office:value-type="float" office:value="8.75783" calcext:value-type="float">
            <text:p>8.75783</text:p>
          </table:table-cell>
          <table:table-cell office:value-type="float" office:value="3470.52" calcext:value-type="float">
            <text:p>3470.52</text:p>
          </table:table-cell>
          <table:table-cell office:value-type="float" office:value="13784711" calcext:value-type="float">
            <text:p>13784711</text:p>
          </table:table-cell>
          <table:table-cell office:value-type="float" office:value="100" calcext:value-type="float">
            <text:p>100</text:p>
          </table:table-cell>
          <table:table-cell office:value-type="float" office:value="137847" calcext:value-type="float">
            <text:p>137847</text:p>
          </table:table-cell>
          <table:table-cell office:value-type="float" office:value="18367" calcext:value-type="float">
            <text:p>18367</text:p>
          </table:table-cell>
          <table:table-cell office:value-type="float" office:value="437960" calcext:value-type="float">
            <text:p>437960</text:p>
          </table:table-cell>
          <table:table-cell table:formula="of:=LOG([.O10])/LOG(2)" office:value-type="float" office:value="17.0727083443804" calcext:value-type="float">
            <text:p>17.0727083443804</text:p>
          </table:table-cell>
          <table:table-cell table:formula="of:=LOG([.Q10])/LOG(2)" office:value-type="float" office:value="18.740439585275" calcext:value-type="float">
            <text:p>18.740439585275</text:p>
          </table:table-cell>
        </table:table-row>
      </table:table>
      <table:table table:name="data" table:style-name="ta1">
        <table:table-column table:style-name="co16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g call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summary_5.$S$10]" office:value-type="float" office:value="6.24792751344359" calcext:value-type="float">
            <text:p>6.24792751344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S$10]" office:value-type="float" office:value="12.3193898760002" calcext:value-type="float">
            <text:p>12.3193898760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S$10]" office:value-type="float" office:value="16.8071913818567" calcext:value-type="float">
            <text:p>16.80719138185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S$10]" office:value-type="float" office:value="18.740439585275" calcext:value-type="float">
            <text:p>18.740439585275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Q2:summary_5.Q10 summary_5.B2:summary_5.B10 summary_5.R2:summary_5.R10 summary_10.B2:summary_10.B10 summary_10.R2:summary_10.R10 summary_15.B2:summary_15.B10 summary_15.R2:summary_15.R10 summary_20.B2:summary_20.B10 summary_20.R2:summary_20.R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1.71pt" svg:y="0pt">
            <draw:object draw:notify-on-update-of-ranges="data.A2:data.A10 data.B2:data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0:26:58.234435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35:13.826003787</meta:creation-date>
    <meta:generator>LibreOffice/6.2.7.1$Linux_X86_64 LibreOffice_project/20$Build-1</meta:generator>
    <dc:date>2019-12-18T10:27:16.535412060</dc:date>
    <meta:editing-duration>PT1H30M24S</meta:editing-duration>
    <meta:editing-cycles>17</meta:editing-cycles>
    <meta:document-statistic meta:table-count="6" meta:cell-count="7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3.454cm" style:legend-expansion="high" chart:style-name="ch2"/>
        <chart:plot-area chart:style-name="ch3" table:cell-range-address="summary_5.Q2:summary_5.R10 summary_5.B2:summary_5.B10 summary_10.R2:summary_10.R10 summary_15.R2:summary_15.R10 summary_20.R2:summary_20.R10" chart:data-source-has-labels="both" svg:x="1.331cm" svg:y="0.18cm" svg:width="12.185cm" svg:height="7.659cm">
          <chartooo:coordinate-region svg:x="1.767cm" svg:y="0.379cm" svg:width="11.284cm" svg:height="6.813cm"/>
          <chart:axis chart:dimension="x" chart:name="primary-x" chart:style-name="ch4" chartooo:axis-type="auto">
            <chart:title svg:x="5.884cm" svg:y="8.019cm" chart:style-name="ch5">
              <text:p>Edge Probability (%)</text:p>
            </chart:title>
            <chart:categories table:cell-range-address="summary_5.Q2:summary_5.Q10"/>
          </chart:axis>
          <chart:axis chart:dimension="y" chart:name="primary-y" chart:style-name="ch4">
            <chart:title svg:x="0.451cm" svg:y="5.336cm" chart:style-name="ch6">
              <text:p>Mean States (log)</text:p>
            </chart:title>
            <chart:grid chart:style-name="ch7" chart:class="major"/>
          </chart:axis>
          <chart:series chart:style-name="ch8" chart:values-cell-range-address="summary_5.R2:summary_5.R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R2:summary_10.R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R2:summary_15.R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R2:summary_20.R10" loext:label-string="&quot;N=20&quot;" chart:class="chart:scatter">
            <chart:domain table:cell-range-address="summary_20.B2:summary_20.B1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ummary_5.Q2:summary_5.Q10</svg:desc>
                </draw:g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.3790663992809">
                <text:p>1.3790663992809</text:p>
                <draw:g>
                  <svg:desc>summary_5.R2:summary_5.R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3.306991278624">
                <text:p>3.306991278624</text:p>
                <draw:g>
                  <svg:desc>summary_10.R2:summary_10.R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6.024696440094">
                <text:p>6.024696440094</text:p>
                <draw:g>
                  <svg:desc>summary_15.R2:summary_15.R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9.09950561709114">
                <text:p>9.09950561709114</text:p>
                <draw:g>
                  <svg:desc>summary_20.R2:summary_20.R10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.00791308164326">
                <text:p>2.00791308164326</text:p>
              </table:table-cell>
              <table:table-cell office:value-type="float" office:value="20">
                <text:p>20</text:p>
              </table:table-cell>
              <table:table-cell office:value-type="float" office:value="4.90173578507622">
                <text:p>4.90173578507622</text:p>
              </table:table-cell>
              <table:table-cell office:value-type="float" office:value="20">
                <text:p>20</text:p>
              </table:table-cell>
              <table:table-cell office:value-type="float" office:value="8.06621838124402">
                <text:p>8.06621838124402</text:p>
              </table:table-cell>
              <table:table-cell office:value-type="float" office:value="20">
                <text:p>20</text:p>
              </table:table-cell>
              <table:table-cell office:value-type="float" office:value="11.3175652419218">
                <text:p>11.317565241921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.52331103075142">
                <text:p>2.52331103075142</text:p>
              </table:table-cell>
              <table:table-cell office:value-type="float" office:value="30">
                <text:p>30</text:p>
              </table:table-cell>
              <table:table-cell office:value-type="float" office:value="5.80756100662919">
                <text:p>5.80756100662919</text:p>
              </table:table-cell>
              <table:table-cell office:value-type="float" office:value="30">
                <text:p>30</text:p>
              </table:table-cell>
              <table:table-cell office:value-type="float" office:value="9.28214091153971">
                <text:p>9.28214091153971</text:p>
              </table:table-cell>
              <table:table-cell office:value-type="float" office:value="30">
                <text:p>30</text:p>
              </table:table-cell>
              <table:table-cell office:value-type="float" office:value="12.9684490046766">
                <text:p>12.968449004676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0">
                <text:p>40</text:p>
              </table:table-cell>
              <table:table-cell office:value-type="float" office:value="2.97342759800431">
                <text:p>2.97342759800431</text:p>
              </table:table-cell>
              <table:table-cell office:value-type="float" office:value="40">
                <text:p>40</text:p>
              </table:table-cell>
              <table:table-cell office:value-type="float" office:value="6.49754849988246">
                <text:p>6.49754849988246</text:p>
              </table:table-cell>
              <table:table-cell office:value-type="float" office:value="40">
                <text:p>40</text:p>
              </table:table-cell>
              <table:table-cell office:value-type="float" office:value="10.1093866798051">
                <text:p>10.1093866798051</text:p>
              </table:table-cell>
              <table:table-cell office:value-type="float" office:value="40">
                <text:p>40</text:p>
              </table:table-cell>
              <table:table-cell office:value-type="float" office:value="14.1004898753966">
                <text:p>14.100489875396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3.40313135530476">
                <text:p>3.40313135530476</text:p>
              </table:table-cell>
              <table:table-cell office:value-type="float" office:value="50">
                <text:p>50</text:p>
              </table:table-cell>
              <table:table-cell office:value-type="float" office:value="7.09382423482118">
                <text:p>7.09382423482118</text:p>
              </table:table-cell>
              <table:table-cell office:value-type="float" office:value="50">
                <text:p>50</text:p>
              </table:table-cell>
              <table:table-cell office:value-type="float" office:value="10.8532627645355">
                <text:p>10.8532627645355</text:p>
              </table:table-cell>
              <table:table-cell office:value-type="float" office:value="50">
                <text:p>50</text:p>
              </table:table-cell>
              <table:table-cell office:value-type="float" office:value="14.863871681812">
                <text:p>14.86387168181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3.76245512676321">
                <text:p>3.76245512676321</text:p>
              </table:table-cell>
              <table:table-cell office:value-type="float" office:value="60">
                <text:p>60</text:p>
              </table:table-cell>
              <table:table-cell office:value-type="float" office:value="7.6310678943202">
                <text:p>7.6310678943202</text:p>
              </table:table-cell>
              <table:table-cell office:value-type="float" office:value="60">
                <text:p>60</text:p>
              </table:table-cell>
              <table:table-cell office:value-type="float" office:value="11.4939755020854">
                <text:p>11.4939755020854</text:p>
              </table:table-cell>
              <table:table-cell office:value-type="float" office:value="60">
                <text:p>60</text:p>
              </table:table-cell>
              <table:table-cell office:value-type="float" office:value="15.5080392385136">
                <text:p>15.508039238513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0">
                <text:p>70</text:p>
              </table:table-cell>
              <table:table-cell office:value-type="float" office:value="4.28436606581035">
                <text:p>4.28436606581035</text:p>
              </table:table-cell>
              <table:table-cell office:value-type="float" office:value="70">
                <text:p>70</text:p>
              </table:table-cell>
              <table:table-cell office:value-type="float" office:value="8.13507307763189">
                <text:p>8.13507307763189</text:p>
              </table:table-cell>
              <table:table-cell office:value-type="float" office:value="70">
                <text:p>70</text:p>
              </table:table-cell>
              <table:table-cell office:value-type="float" office:value="12.0882681653707">
                <text:p>12.0882681653707</text:p>
              </table:table-cell>
              <table:table-cell office:value-type="float" office:value="70">
                <text:p>70</text:p>
              </table:table-cell>
              <table:table-cell office:value-type="float" office:value="16.1327587649194">
                <text:p>16.132758764919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4.78377093277144">
                <text:p>4.78377093277144</text:p>
              </table:table-cell>
              <table:table-cell office:value-type="float" office:value="80">
                <text:p>80</text:p>
              </table:table-cell>
              <table:table-cell office:value-type="float" office:value="8.71076855815337">
                <text:p>8.71076855815337</text:p>
              </table:table-cell>
              <table:table-cell office:value-type="float" office:value="80">
                <text:p>80</text:p>
              </table:table-cell>
              <table:table-cell office:value-type="float" office:value="12.5745012865092">
                <text:p>12.5745012865092</text:p>
              </table:table-cell>
              <table:table-cell office:value-type="float" office:value="80">
                <text:p>80</text:p>
              </table:table-cell>
              <table:table-cell office:value-type="float" office:value="16.7768056873845">
                <text:p>16.776805687384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5.46165951713111">
                <text:p>5.46165951713111</text:p>
              </table:table-cell>
              <table:table-cell office:value-type="float" office:value="90">
                <text:p>90</text:p>
              </table:table-cell>
              <table:table-cell office:value-type="float" office:value="9.79765179978699">
                <text:p>9.79765179978699</text:p>
              </table:table-cell>
              <table:table-cell office:value-type="float" office:value="90">
                <text:p>90</text:p>
              </table:table-cell>
              <table:table-cell office:value-type="float" office:value="13.4839542975471">
                <text:p>13.4839542975471</text:p>
              </table:table-cell>
              <table:table-cell office:value-type="float" office:value="90">
                <text:p>90</text:p>
              </table:table-cell>
              <table:table-cell office:value-type="float" office:value="17.0727083443804">
                <text:p>17.07270834438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chart-properties loext:regression-x-name="n" loext:regression-y-name="log(states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46cm" svg:y="3.952cm" style:legend-expansion="high" chart:style-name="ch2"/>
        <chart:plot-area chart:style-name="ch3" table:cell-range-address="data.A2:data.B10" chart:data-source-has-labels="row" svg:x="1.331cm" svg:y="0.18cm" svg:width="10.095cm" svg:height="7.659cm">
          <chartooo:coordinate-region svg:x="1.767cm" svg:y="0.379cm" svg:width="9.287cm" svg:height="6.813cm"/>
          <chart:axis chart:dimension="x" chart:name="primary-x" chart:style-name="ch4">
            <chart:title svg:x="5.911cm" svg:y="8.019cm" chart:style-name="ch5">
              <text:p>Order</text:p>
            </chart:title>
          </chart:axis>
          <chart:axis chart:dimension="y" chart:name="primary-y" chart:style-name="ch4">
            <chart:title svg:x="0.451cm" svg:y="5.23cm" chart:style-name="ch6">
              <text:p>Max States (log)</text:p>
            </chart:title>
            <chart:grid chart:style-name="ch7" chart:class="major"/>
          </chart:axis>
          <chart:series chart:style-name="ch8" chart:values-cell-range-address="data.B2:data.B10" loext:label-string="&quot;P=90&quot;" chart:class="chart:scatter">
            <chart:domain table:cell-range-address="data.A2:data.A10"/>
            <chart:regression-curve chart:style-name="ch9">
              <chart:equation chart:display-equation="true" chart:display-r-square="false" chart:style-name="ch10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9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2:data.A10</svg:desc>
                </draw:g>
              </table:table-cell>
              <table:table-cell office:value-type="float" office:value="6.24792751344359">
                <text:p>6.24792751344359</text:p>
                <draw:g>
                  <svg:desc>data.B2:data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2.3193898760002">
                <text:p>12.319389876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6.8071913818567">
                <text:p>16.8071913818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8.740439585275">
                <text:p>18.740439585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